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6ebe" officeooo:paragraph-rsid="00116ebe"/>
    </style:style>
    <style:style style:name="P2" style:family="paragraph" style:parent-style-name="Standard">
      <style:paragraph-properties fo:text-align="start" style:justify-single-word="false"/>
      <style:text-properties officeooo:rsid="00116ebe" officeooo:paragraph-rsid="00116eb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6ebe" officeooo:paragraph-rsid="00116e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6ebe" officeooo:paragraph-rsid="00116eb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fdae" officeooo:paragraph-rsid="0012fda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6ebe" officeooo:paragraph-rsid="00116eb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ebe" officeooo:paragraph-rsid="00116ebe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718" officeooo:paragraph-rsid="00123718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eea6" officeooo:paragraph-rsid="0014eea6"/>
    </style:style>
    <style:style style:name="P10" style:family="paragraph" style:parent-style-name="Standard">
      <style:paragraph-properties fo:text-align="start" style:justify-single-word="false"/>
      <style:text-properties officeooo:rsid="0012fdae" officeooo:paragraph-rsid="0012fdae"/>
    </style:style>
    <style:style style:name="P11" style:family="paragraph" style:parent-style-name="Standard">
      <style:paragraph-properties fo:text-align="start" style:justify-single-word="false"/>
      <style:text-properties officeooo:rsid="0014eea6" officeooo:paragraph-rsid="0014ee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3718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IL </text:span>SIMBOLISMO</text:p>
      <text:p text:style-name="P1"/>
      <text:p text:style-name="P11"/>
      <text:p text:style-name="P11">BODLER dice:</text:p>
      <text:p text:style-name="P9">Con il cambiamento dei tempi, l'arte ha perso quella sua <text:span text:style-name="T1">aura </text:span><text:span text:style-name="T2">di sacralità.</text:span></text:p>
      <text:p text:style-name="P11"><text:span text:style-name="T2"/></text:p>
      <text:p text:style-name="P10">E' una corrente letteraria del <text:span text:style-name="T1">decadentismo.</text:span></text:p>
      <text:p text:style-name="P5">La <text:span text:style-name="T1">decadenza si riferiva alla classe borghese</text:span>, protagonista della seconda Rivoluzione Industriale.</text:p>
      <text:p text:style-name="P5">Gli intellettuali erano un punto di riferimento.</text:p>
      <text:p text:style-name="P5">La nuova società portata dalla rivoluzione industriale consegue nuovi valori di riferimento: il denaro, il successo.</text:p>
      <text:p text:style-name="P5"/>
      <text:p text:style-name="P5">L'artista perde la propria libertà: gli autori devono scrivere ciò che vendeva di più.</text:p>
      <text:p text:style-name="P5"/>
      <text:p text:style-name="P2">Sia il Naturalismo che il Verismo durano circa fino alla fine del 1800.</text:p>
      <text:p text:style-name="P2">Il Simbolismo è nato un pò più tardi ma è durato fino al primo decennio del 900.</text:p>
      <text:p text:style-name="P7">Sono correnti letterarie contemporanee ma totalmente diverse.</text:p>
      <text:p text:style-name="P7"/>
      <text:p text:style-name="P8"><text:span text:style-name="T4">Il simbolismo</text:span> nasce in <text:span text:style-name="T1">Francia</text:span>, è una <text:span text:style-name="T1">poetica</text:span>.</text:p>
      <text:p text:style-name="P2"><text:span text:style-name="T1"/></text:p>
      <text:p text:style-name="P2"><text:span text:style-name="T1">Un simbolo è una immagine.</text:span></text:p>
      <text:p text:style-name="P2"/>
      <text:p text:style-name="P2">I simbolisti preferirono la <text:span text:style-name="T1">poesia.</text:span></text:p>
      <text:p text:style-name="P2"><text:span text:style-name="T1"/></text:p>
      <text:p text:style-name="P6">I simbolisti non hanno interesse a rappresentare la realtà così com'è.</text:p>
      <text:p text:style-name="P4">Per loro <text:span text:style-name="T1">la natura serve per esprimere i loro stati d'ani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4S</meta:editing-duration>
    <meta:editing-cycles>4</meta:editing-cycles>
    <meta:generator>LibreOffice/5.2.1.2$Windows_x86 LibreOffice_project/31dd62db80d4e60af04904455ec9c9219178d620</meta:generator>
    <dc:date>2017-10-26T13:53:39.215000000</dc:date>
    <meta:document-statistic meta:table-count="0" meta:image-count="0" meta:object-count="0" meta:page-count="1" meta:paragraph-count="16" meta:word-count="149" meta:character-count="941" meta:non-whitespace-character-count="808"/>
    <meta:user-defined meta:name="Info 1"/>
    <meta:user-defined meta:name="Info 2"/>
    <meta:user-defined meta:name="Info 3"/>
    <meta:user-defined meta:name="Info 4"/>
  </office:meta>
</office:document-meta>
</file>